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6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2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9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2-01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2-0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4928" calcext:value-type="float">
            <text:p>1.8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89625806452" calcext:value-type="float">
            <text:p>2.045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69367741935" calcext:value-type="float">
            <text:p>2.1456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442" calcext:value-type="float">
            <text:p>2.012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61314285714" calcext:value-type="float">
            <text:p>2.3476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4928" calcext:value-type="float">
            <text:p>2.2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15248" calcext:value-type="float">
            <text:p>2.1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76593548387" calcext:value-type="float">
            <text:p>2.170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95093333333" calcext:value-type="float">
            <text:p>2.01195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21574193548" calcext:value-type="float">
            <text:p>1.8982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0352" calcext:value-type="float">
            <text:p>1.8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310322580645" calcext:value-type="float">
            <text:p>1.723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71324137931" calcext:value-type="float">
            <text:p>1.71271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18167741936" calcext:value-type="float">
            <text:p>1.8591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42038709677" calcext:value-type="float">
            <text:p>1.9624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5744" calcext:value-type="float">
            <text:p>1.8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04903225806" calcext:value-type="float">
            <text:p>2.3710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4848" calcext:value-type="float">
            <text:p>2.32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68103225806" calcext:value-type="float">
            <text:p>2.0936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74709677419" calcext:value-type="float">
            <text:p>2.007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0832" calcext:value-type="float">
            <text:p>1.9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44387096774" calcext:value-type="float">
            <text:p>1.732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46514285714" calcext:value-type="float">
            <text:p>1.6714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25780645161" calcext:value-type="float">
            <text:p>1.6202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64571428571" calcext:value-type="float">
            <text:p>1.5196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78193548387" calcext:value-type="float">
            <text:p>1.9177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25371428571" calcext:value-type="float">
            <text:p>2.1932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8908" calcext:value-type="float">
            <text:p>2.275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01522580645" calcext:value-type="float">
            <text:p>2.5430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2184" calcext:value-type="float">
            <text:p>2.56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02167741935" calcext:value-type="float">
            <text:p>2.4840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0888" calcext:value-type="float">
            <text:p>2.0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52516129032" calcext:value-type="float">
            <text:p>1.9035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1624" calcext:value-type="float">
            <text:p>1.73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16114285714" calcext:value-type="float">
            <text:p>2.1601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02" calcext:value-type="float">
            <text:p>2.4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8736" calcext:value-type="float">
            <text:p>2.62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43148387097" calcext:value-type="float">
            <text:p>2.653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308" calcext:value-type="float">
            <text:p>2.59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98477419355" calcext:value-type="float">
            <text:p>2.409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195741935484" calcext:value-type="float">
            <text:p>2.141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31688" calcext:value-type="float">
            <text:p>1.83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07174193548" calcext:value-type="float">
            <text:p>1.5080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3504" calcext:value-type="float">
            <text:p>2.09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97367741936" calcext:value-type="float">
            <text:p>2.0999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134" calcext:value-type="float">
            <text:p>2.215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63184516129" calcext:value-type="float">
            <text:p>2.056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64722580645" calcext:value-type="float">
            <text:p>2.265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29592" calcext:value-type="float">
            <text:p>2.4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85058064516" calcext:value-type="float">
            <text:p>2.417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66" calcext:value-type="float">
            <text:p>2.2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79380645161" calcext:value-type="float">
            <text:p>2.0987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38658064516" calcext:value-type="float">
            <text:p>2.1343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1832" calcext:value-type="float">
            <text:p>1.87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08735483871" calcext:value-type="float">
            <text:p>1.8910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51856" calcext:value-type="float">
            <text:p>1.81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914412903226" calcext:value-type="float">
            <text:p>1.8291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68303448276" calcext:value-type="float">
            <text:p>2.0096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207380645161" calcext:value-type="float">
            <text:p>1.6720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934" calcext:value-type="float">
            <text:p>2.3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334" calcext:value-type="float">
            <text:p>2.418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51741935484" calcext:value-type="float">
            <text:p>2.050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69574193548" calcext:value-type="float">
            <text:p>1.9286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1544" calcext:value-type="float">
            <text:p>2.04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78838709677" calcext:value-type="float">
            <text:p>1.858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55690322581" calcext:value-type="float">
            <text:p>1.567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89842857143" calcext:value-type="float">
            <text:p>2.18089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51904516129" calcext:value-type="float">
            <text:p>2.175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90322580645" calcext:value-type="float">
            <text:p>2.408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948" calcext:value-type="float">
            <text:p>2.50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1288" calcext:value-type="float">
            <text:p>2.52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03277419355" calcext:value-type="float">
            <text:p>2.4130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20541935484" calcext:value-type="float">
            <text:p>2.2212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6512" calcext:value-type="float">
            <text:p>2.06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47664516129" calcext:value-type="float">
            <text:p>1.859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2912" calcext:value-type="float">
            <text:p>1.97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18838709677" calcext:value-type="float">
            <text:p>2.0111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335242857143" calcext:value-type="float">
            <text:p>2.00335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21883870968" calcext:value-type="float">
            <text:p>1.7632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4072" calcext:value-type="float">
            <text:p>2.2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06504" calcext:value-type="float">
            <text:p>2.4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12322580645" calcext:value-type="float">
            <text:p>2.2641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65367741935" calcext:value-type="float">
            <text:p>2.2066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2808" calcext:value-type="float">
            <text:p>1.84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79303225807" calcext:value-type="float">
            <text:p>1.8467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888" calcext:value-type="float">
            <text:p>2.0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94425806452" calcext:value-type="float">
            <text:p>2.0489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88042857143" calcext:value-type="float">
            <text:p>2.03688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51096774194" calcext:value-type="float">
            <text:p>2.109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4815483871" calcext:value-type="float">
            <text:p>2.439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2828" calcext:value-type="float">
            <text:p>2.364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66374193548" calcext:value-type="float">
            <text:p>2.4346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1304" calcext:value-type="float">
            <text:p>2.61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57651612903" calcext:value-type="float">
            <text:p>2.7445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9067826087" calcext:value-type="float">
            <text:p>2.616906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036" calcext:value-type="float">
            <text:p>2.44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33104516129" calcext:value-type="float">
            <text:p>2.373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7016" calcext:value-type="float">
            <text:p>2.13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683625806452" calcext:value-type="float">
            <text:p>1.9468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54620689655" calcext:value-type="float">
            <text:p>1.92654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75432258065" calcext:value-type="float">
            <text:p>1.8197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80374193548" calcext:value-type="float">
            <text:p>1.6498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1328" calcext:value-type="float">
            <text:p>2.30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90761290323" calcext:value-type="float">
            <text:p>2.5669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1664" calcext:value-type="float">
            <text:p>2.52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59380645161" calcext:value-type="float">
            <text:p>2.4035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57677419355" calcext:value-type="float">
            <text:p>2.193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7808" calcext:value-type="float">
            <text:p>1.9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230580645161" calcext:value-type="float">
            <text:p>1.2423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906" calcext:value-type="float">
            <text:p>1.66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71561290323" calcext:value-type="float">
            <text:p>1.7927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40342857143" calcext:value-type="float">
            <text:p>2.4114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39644444444" calcext:value-type="float">
            <text:p>2.46639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978" calcext:value-type="float">
            <text:p>2.490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364" calcext:value-type="float">
            <text:p>2.65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40258064516" calcext:value-type="float">
            <text:p>2.6434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2024" calcext:value-type="float">
            <text:p>2.55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415458064516" calcext:value-type="float">
            <text:p>2.564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23690322581" calcext:value-type="float">
            <text:p>2.4362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4688" calcext:value-type="float">
            <text:p>2.20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70735483871" calcext:value-type="float">
            <text:p>1.8987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82683870968" calcext:value-type="float">
            <text:p>2.0558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683625806452" calcext:value-type="float">
            <text:p>1.9468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44748387097" calcext:value-type="float">
            <text:p>2.0194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0944" calcext:value-type="float">
            <text:p>2.07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94967741935" calcext:value-type="float">
            <text:p>2.2889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42344827586" calcext:value-type="float">
            <text:p>2.2844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44309677419" calcext:value-type="float">
            <text:p>2.2424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37226666667" calcext:value-type="float">
            <text:p>1.99637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68283870968" calcext:value-type="float">
            <text:p>1.665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6984" calcext:value-type="float">
            <text:p>1.95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02529032258" calcext:value-type="float">
            <text:p>2.0090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36714285714" calcext:value-type="float">
            <text:p>1.9033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558" calcext:value-type="float">
            <text:p>2.178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42632258064" calcext:value-type="float">
            <text:p>2.24342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60968421053" calcext:value-type="float">
            <text:p>2.411609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07148387097" calcext:value-type="float">
            <text:p>2.440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298" calcext:value-type="float">
            <text:p>2.384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42967741935" calcext:value-type="float">
            <text:p>2.3194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68258064516" calcext:value-type="float">
            <text:p>2.216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0664" calcext:value-type="float">
            <text:p>1.9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722683870968" calcext:value-type="float">
            <text:p>1.8272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5514" calcext:value-type="float">
            <text:p>1.44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41341935484" calcext:value-type="float">
            <text:p>1.599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99542857143" calcext:value-type="float">
            <text:p>1.8139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69987096774" calcext:value-type="float">
            <text:p>1.8756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283122580645" calcext:value-type="float">
            <text:p>1.8328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36152" calcext:value-type="float">
            <text:p>2.15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7544" calcext:value-type="float">
            <text:p>2.5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93677419355" calcext:value-type="float">
            <text:p>2.406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0256" calcext:value-type="float">
            <text:p>2.1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4624516129" calcext:value-type="float">
            <text:p>2.065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0864" calcext:value-type="float">
            <text:p>2.01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50606451613" calcext:value-type="float">
            <text:p>1.9105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27225806452" calcext:value-type="float">
            <text:p>1.625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756" calcext:value-type="float">
            <text:p>1.8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8456" calcext:value-type="float">
            <text:p>1.8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66038709677" calcext:value-type="float">
            <text:p>1.9776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2104" calcext:value-type="float">
            <text:p>2.24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94709677419" calcext:value-type="float">
            <text:p>2.464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708722580645" calcext:value-type="float">
            <text:p>2.3570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2752" calcext:value-type="float">
            <text:p>2.22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72114285714" calcext:value-type="float">
            <text:p>2.0687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37672727273" calcext:value-type="float">
            <text:p>2.42537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6696" calcext:value-type="float">
            <text:p>2.3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982890322581" calcext:value-type="float">
            <text:p>2.2198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1384" calcext:value-type="float">
            <text:p>2.04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89729032258" calcext:value-type="float">
            <text:p>2.1278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88085714286" calcext:value-type="float">
            <text:p>1.98588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94116129032" calcext:value-type="float">
            <text:p>1.802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15070967742" calcext:value-type="float">
            <text:p>2.0661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5296" calcext:value-type="float">
            <text:p>2.4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6448" calcext:value-type="float">
            <text:p>2.59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98167741936" calcext:value-type="float">
            <text:p>2.5449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50529032258" calcext:value-type="float">
            <text:p>2.4205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6432" calcext:value-type="float">
            <text:p>2.2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37788235294" calcext:value-type="float">
            <text:p>2.149377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726" calcext:value-type="float">
            <text:p>2.20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96387096774" calcext:value-type="float">
            <text:p>2.082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16965517241" calcext:value-type="float">
            <text:p>2.00116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70425806452" calcext:value-type="float">
            <text:p>2.0337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98761290323" calcext:value-type="float">
            <text:p>2.0639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046" calcext:value-type="float">
            <text:p>2.146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54991304348" calcext:value-type="float">
            <text:p>1.782549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2304" calcext:value-type="float">
            <text:p>1.0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890096551724" calcext:value-type="float">
            <text:p>1.13890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4806" calcext:value-type="float">
            <text:p>1.11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92232258065" calcext:value-type="float">
            <text:p>1.2589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67058823529" calcext:value-type="float">
            <text:p>1.353670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506" calcext:value-type="float">
            <text:p>2.143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331733333333" calcext:value-type="float">
            <text:p>2.0733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9716" calcext:value-type="float">
            <text:p>1.372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7864" calcext:value-type="float">
            <text:p>1.51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51870967742" calcext:value-type="float">
            <text:p>1.581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09163636364" calcext:value-type="float">
            <text:p>1.59909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0144" calcext:value-type="float">
            <text:p>1.5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8944" calcext:value-type="float">
            <text:p>2.1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75716129032" calcext:value-type="float">
            <text:p>2.235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8496" calcext:value-type="float">
            <text:p>2.5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45316129032" calcext:value-type="float">
            <text:p>2.470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57987096774" calcext:value-type="float">
            <text:p>2.4395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64438709677" calcext:value-type="float">
            <text:p>2.230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2256" calcext:value-type="float">
            <text:p>2.00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078374193548" calcext:value-type="float">
            <text:p>1.8707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09114285714" calcext:value-type="float">
            <text:p>1.98109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33961290323" calcext:value-type="float">
            <text:p>2.2133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718742857143" calcext:value-type="float">
            <text:p>2.2071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2552" calcext:value-type="float">
            <text:p>2.44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30141935484" calcext:value-type="float">
            <text:p>2.6083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9824" calcext:value-type="float">
            <text:p>2.57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95690322581" calcext:value-type="float">
            <text:p>2.481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12825806452" calcext:value-type="float">
            <text:p>2.3781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25333333333" calcext:value-type="float">
            <text:p>2.1962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3744516129" calcext:value-type="float">
            <text:p>2.1233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30615384615" calcext:value-type="float">
            <text:p>1.95130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277341935484" calcext:value-type="float">
            <text:p>1.812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388827586207" calcext:value-type="float">
            <text:p>1.94388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047716129032" calcext:value-type="float">
            <text:p>1.900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72051612903" calcext:value-type="float">
            <text:p>2.3727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196" calcext:value-type="float">
            <text:p>2.58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77963636364" calcext:value-type="float">
            <text:p>2.53177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95392" calcext:value-type="float">
            <text:p>1.7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13729032258" calcext:value-type="float">
            <text:p>1.762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06933333333" calcext:value-type="float">
            <text:p>1.9940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32290909091" calcext:value-type="float">
            <text:p>2.13332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77987096774" calcext:value-type="float">
            <text:p>2.1347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8848" calcext:value-type="float">
            <text:p>2.22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458348387097" calcext:value-type="float">
            <text:p>1.964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59547826087" calcext:value-type="float">
            <text:p>2.014595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7624" calcext:value-type="float">
            <text:p>1.70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25264516129" calcext:value-type="float">
            <text:p>1.5912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53304" calcext:value-type="float">
            <text:p>1.8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88748387097" calcext:value-type="float">
            <text:p>1.7298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690472727273" calcext:value-type="float">
            <text:p>1.69690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776" calcext:value-type="float">
            <text:p>2.1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61135483871" calcext:value-type="float">
            <text:p>2.273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0144" calcext:value-type="float">
            <text:p>2.19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403380645161" calcext:value-type="float">
            <text:p>2.1140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75535483871" calcext:value-type="float">
            <text:p>1.901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068" calcext:value-type="float">
            <text:p>1.6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4944" calcext:value-type="float">
            <text:p>1.5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54057142857" calcext:value-type="float">
            <text:p>1.7125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23380645161" calcext:value-type="float">
            <text:p>1.8092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53909677419" calcext:value-type="float">
            <text:p>1.8675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39011764706" calcext:value-type="float">
            <text:p>2.090390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09076923077" calcext:value-type="float">
            <text:p>2.42609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116" calcext:value-type="float">
            <text:p>2.4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7135483871" calcext:value-type="float">
            <text:p>2.390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42296774194" calcext:value-type="float">
            <text:p>2.1674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3752" calcext:value-type="float">
            <text:p>1.88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40670967742" calcext:value-type="float">
            <text:p>1.8284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08114285714" calcext:value-type="float">
            <text:p>1.90108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85866666667" calcext:value-type="float">
            <text:p>2.0018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0192" calcext:value-type="float">
            <text:p>2.2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84206451613" calcext:value-type="float">
            <text:p>2.312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7936" calcext:value-type="float">
            <text:p>2.2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55793548387" calcext:value-type="float">
            <text:p>2.0305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35870967742" calcext:value-type="float">
            <text:p>1.825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0224" calcext:value-type="float">
            <text:p>1.75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69472" calcext:value-type="float">
            <text:p>1.763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0704" calcext:value-type="float">
            <text:p>1.88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84051612903" calcext:value-type="float">
            <text:p>1.8088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77714285714" calcext:value-type="float">
            <text:p>1.7547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3824516129" calcext:value-type="float">
            <text:p>1.8063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74219354839" calcext:value-type="float">
            <text:p>1.8087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06114285714" calcext:value-type="float">
            <text:p>2.1220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6712" calcext:value-type="float">
            <text:p>2.3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86993548387" calcext:value-type="float">
            <text:p>2.240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94658064516" calcext:value-type="float">
            <text:p>2.0429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4304" calcext:value-type="float">
            <text:p>1.97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517961290323" calcext:value-type="float">
            <text:p>1.695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6128" calcext:value-type="float">
            <text:p>1.57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96533333333" calcext:value-type="float">
            <text:p>1.6699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8584" calcext:value-type="float">
            <text:p>1.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6735483871" calcext:value-type="float">
            <text:p>1.689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23408" calcext:value-type="float">
            <text:p>1.8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451974193548" calcext:value-type="float">
            <text:p>2.0445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5896" calcext:value-type="float">
            <text:p>2.25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43148387097" calcext:value-type="float">
            <text:p>2.272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83948387097" calcext:value-type="float">
            <text:p>2.1078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4744" calcext:value-type="float">
            <text:p>1.94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68619354839" calcext:value-type="float">
            <text:p>1.7416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5704" calcext:value-type="float">
            <text:p>1.69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22529032258" calcext:value-type="float">
            <text:p>1.7042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28828571429" calcext:value-type="float">
            <text:p>1.7622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08361290323" calcext:value-type="float">
            <text:p>1.6890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11225806452" calcext:value-type="float">
            <text:p>1.869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39384" calcext:value-type="float">
            <text:p>1.84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25187096774" calcext:value-type="float">
            <text:p>2.101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3696" calcext:value-type="float">
            <text:p>2.2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34941935484" calcext:value-type="float">
            <text:p>2.230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05574193548" calcext:value-type="float">
            <text:p>2.142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428" calcext:value-type="float">
            <text:p>2.15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14322580645" calcext:value-type="float">
            <text:p>2.043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3048" calcext:value-type="float">
            <text:p>1.9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99948387097" calcext:value-type="float">
            <text:p>1.8639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06675862069" calcext:value-type="float">
            <text:p>1.86106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70864516129" calcext:value-type="float">
            <text:p>1.8107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0095483871" calcext:value-type="float">
            <text:p>1.711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9712" calcext:value-type="float">
            <text:p>1.95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55406451613" calcext:value-type="float">
            <text:p>2.2945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00896" calcext:value-type="float">
            <text:p>2.19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05264516129" calcext:value-type="float">
            <text:p>2.277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98064516129" calcext:value-type="float">
            <text:p>2.081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6672" calcext:value-type="float">
            <text:p>1.80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57858064516" calcext:value-type="float">
            <text:p>1.765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6272" calcext:value-type="float">
            <text:p>1.7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53574193548" calcext:value-type="float">
            <text:p>1.7915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72657142857" calcext:value-type="float">
            <text:p>1.67672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77909677419" calcext:value-type="float">
            <text:p>1.5017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73858064516" calcext:value-type="float">
            <text:p>1.9027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961" calcext:value-type="float">
            <text:p>2.227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836" calcext:value-type="float">
            <text:p>2.4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46490322581" calcext:value-type="float">
            <text:p>2.3554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5704" calcext:value-type="float">
            <text:p>2.2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8744" calcext:value-type="float">
            <text:p>1.83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91251612903" calcext:value-type="float">
            <text:p>1.622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6952" calcext:value-type="float">
            <text:p>1.65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4855483871" calcext:value-type="float">
            <text:p>1.7094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65857142857" calcext:value-type="float">
            <text:p>1.5136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56077419355" calcext:value-type="float">
            <text:p>2.065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22438709677" calcext:value-type="float">
            <text:p>2.2992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1532" calcext:value-type="float">
            <text:p>2.267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25974193548" calcext:value-type="float">
            <text:p>2.2502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4528" calcext:value-type="float">
            <text:p>2.20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79561290323" calcext:value-type="float">
            <text:p>2.0517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14812903226" calcext:value-type="float">
            <text:p>1.861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58" calcext:value-type="float">
            <text:p>1.71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72129032258" calcext:value-type="float">
            <text:p>1.862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31312" calcext:value-type="float">
            <text:p>1.5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41780645161" calcext:value-type="float">
            <text:p>1.3764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94714285714" calcext:value-type="float">
            <text:p>1.20994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51870967742" calcext:value-type="float">
            <text:p>1.581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35716129032" calcext:value-type="float">
            <text:p>1.7023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9528" calcext:value-type="float">
            <text:p>1.7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93703225806" calcext:value-type="float">
            <text:p>1.8559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18171428571" calcext:value-type="float">
            <text:p>2.1251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01883870968" calcext:value-type="float">
            <text:p>2.068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8936" calcext:value-type="float">
            <text:p>2.14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47974193548" calcext:value-type="float">
            <text:p>2.1054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03930434783" calcext:value-type="float">
            <text:p>1.855039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11896774194" calcext:value-type="float">
            <text:p>1.6401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7172" calcext:value-type="float">
            <text:p>1.7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3376" calcext:value-type="float">
            <text:p>2.14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6892" calcext:value-type="float">
            <text:p>2.05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22776470588" calcext:value-type="float">
            <text:p>1.979227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263" calcext:value-type="float">
            <text:p>1.99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04696774194" calcext:value-type="float">
            <text:p>1.8260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37832258065" calcext:value-type="float">
            <text:p>1.8593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76342857143" calcext:value-type="float">
            <text:p>1.8627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73651612903" calcext:value-type="float">
            <text:p>1.7387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5664516129" calcext:value-type="float">
            <text:p>1.754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9752" calcext:value-type="float">
            <text:p>1.8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03793548387" calcext:value-type="float">
            <text:p>2.0610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90533333333" calcext:value-type="float">
            <text:p>2.4599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20266666667" calcext:value-type="float">
            <text:p>2.3412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196275862069" calcext:value-type="float">
            <text:p>2.1719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5088" calcext:value-type="float">
            <text:p>2.14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43424" calcext:value-type="float">
            <text:p>1.77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2176" calcext:value-type="float">
            <text:p>1.8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68888888889" calcext:value-type="float">
            <text:p>1.81468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23944827586" calcext:value-type="float">
            <text:p>1.95523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7615483871" calcext:value-type="float">
            <text:p>2.012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513316129032" calcext:value-type="float">
            <text:p>1.8151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28857142857" calcext:value-type="float">
            <text:p>1.9822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376" calcext:value-type="float">
            <text:p>2.5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92444444444" calcext:value-type="float">
            <text:p>2.37292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98577777778" calcext:value-type="float">
            <text:p>2.14398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024" calcext:value-type="float">
            <text:p>1.9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36553846154" calcext:value-type="float">
            <text:p>1.75236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294" calcext:value-type="float">
            <text:p>1.971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46738461539" calcext:value-type="float">
            <text:p>1.92246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909" calcext:value-type="float">
            <text:p>1.557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61316129032" calcext:value-type="float">
            <text:p>1.8456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89828571429" calcext:value-type="float">
            <text:p>2.3248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0912" calcext:value-type="float">
            <text:p>2.27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58709677419" calcext:value-type="float">
            <text:p>2.251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27032" calcext:value-type="float">
            <text:p>2.22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05733333333" calcext:value-type="float">
            <text:p>1.8980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42028571429" calcext:value-type="float">
            <text:p>1.6754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25316129032" calcext:value-type="float">
            <text:p>2.013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78374193548" calcext:value-type="float">
            <text:p>2.2517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182" calcext:value-type="float">
            <text:p>2.34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21024" calcext:value-type="float">
            <text:p>2.322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0144" calcext:value-type="float">
            <text:p>2.19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61651612903" calcext:value-type="float">
            <text:p>1.921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89780645161" calcext:value-type="float">
            <text:p>1.787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0344" calcext:value-type="float">
            <text:p>1.85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371" calcext:value-type="float">
            <text:p>1.952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5712" calcext:value-type="float">
            <text:p>2.18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03483870968" calcext:value-type="float">
            <text:p>2.1960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66342857143" calcext:value-type="float">
            <text:p>2.2056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33935483871" calcext:value-type="float">
            <text:p>2.383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412025806452" calcext:value-type="float">
            <text:p>2.3141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74752" calcext:value-type="float">
            <text:p>2.414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52571428571" calcext:value-type="float">
            <text:p>2.4645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9388" calcext:value-type="float">
            <text:p>2.46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424" calcext:value-type="float">
            <text:p>2.3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924" calcext:value-type="float">
            <text:p>2.3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468" calcext:value-type="float">
            <text:p>2.34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832" calcext:value-type="float">
            <text:p>2.2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98" calcext:value-type="float">
            <text:p>1.9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02" calcext:value-type="float">
            <text:p>2.0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708" calcext:value-type="float">
            <text:p>2.1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904" calcext:value-type="float">
            <text:p>2.0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83085714286" calcext:value-type="float">
            <text:p>1.9668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2528" calcext:value-type="float">
            <text:p>2.1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09828571429" calcext:value-type="float">
            <text:p>2.1470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8" calcext:value-type="float">
            <text:p>2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132" calcext:value-type="float">
            <text:p>2.07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848" calcext:value-type="float">
            <text:p>1.9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67542857143" calcext:value-type="float">
            <text:p>1.1586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94742857143" calcext:value-type="float">
            <text:p>1.4299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8336" calcext:value-type="float">
            <text:p>1.7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068" calcext:value-type="float">
            <text:p>1.6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73028571429" calcext:value-type="float">
            <text:p>1.4887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871657142857" calcext:value-type="float">
            <text:p>2.3587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684" calcext:value-type="float">
            <text:p>2.17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448" calcext:value-type="float">
            <text:p>2.1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672" calcext:value-type="float">
            <text:p>2.0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988" calcext:value-type="float">
            <text:p>1.93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91085714286" calcext:value-type="float">
            <text:p>1.8449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43657142857" calcext:value-type="float">
            <text:p>1.6424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3024" calcext:value-type="float">
            <text:p>1.9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072" calcext:value-type="float">
            <text:p>1.9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208" calcext:value-type="float">
            <text:p>2.1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64342857143" calcext:value-type="float">
            <text:p>2.0456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58" calcext:value-type="float">
            <text:p>2.22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896" calcext:value-type="float">
            <text:p>2.0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108" calcext:value-type="float">
            <text:p>2.0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096" calcext:value-type="float">
            <text:p>1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4688" calcext:value-type="float">
            <text:p>2.4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9" calcext:value-type="float">
            <text:p>2.5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00571428571" calcext:value-type="float">
            <text:p>2.4950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9896" calcext:value-type="float">
            <text:p>2.4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292" calcext:value-type="float">
            <text:p>2.46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78" calcext:value-type="float">
            <text:p>2.17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344" calcext:value-type="float">
            <text:p>1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58" calcext:value-type="float">
            <text:p>2.22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71" calcext:value-type="float">
            <text:p>2.12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17371428571" calcext:value-type="float">
            <text:p>1.9341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9648" calcext:value-type="float">
            <text:p>1.8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71542857143" calcext:value-type="float">
            <text:p>1.8597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08" calcext:value-type="float">
            <text:p>1.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892" calcext:value-type="float">
            <text:p>2.1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592" calcext:value-type="float">
            <text:p>2.1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404" calcext:value-type="float">
            <text:p>2.0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628" calcext:value-type="float">
            <text:p>1.9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612" calcext:value-type="float">
            <text:p>2.1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052" calcext:value-type="float">
            <text:p>2.06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18742857143" calcext:value-type="float">
            <text:p>1.8261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8648" calcext:value-type="float">
            <text:p>1.6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8368" calcext:value-type="float">
            <text:p>1.9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62171428571" calcext:value-type="float">
            <text:p>2.0896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556" calcext:value-type="float">
            <text:p>2.28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752" calcext:value-type="float">
            <text:p>2.3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428" calcext:value-type="float">
            <text:p>2.40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272" calcext:value-type="float">
            <text:p>2.3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9244" calcext:value-type="float">
            <text:p>2.07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168" calcext:value-type="float">
            <text:p>1.8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81142857143" calcext:value-type="float">
            <text:p>1.8658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704" calcext:value-type="float">
            <text:p>1.9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9152" calcext:value-type="float">
            <text:p>1.7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96685714286" calcext:value-type="float">
            <text:p>1.5309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3568" calcext:value-type="float">
            <text:p>1.6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772" calcext:value-type="float">
            <text:p>2.2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296" calcext:value-type="float">
            <text:p>2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424" calcext:value-type="float">
            <text:p>2.1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06" calcext:value-type="float">
            <text:p>2.0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896" calcext:value-type="float">
            <text:p>1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83314285714" calcext:value-type="float">
            <text:p>1.4408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004" calcext:value-type="float">
            <text:p>1.42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136" calcext:value-type="float">
            <text:p>1.5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7904" calcext:value-type="float">
            <text:p>1.6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49942857143" calcext:value-type="float">
            <text:p>1.6554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176" calcext:value-type="float">
            <text:p>2.0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468" calcext:value-type="float">
            <text:p>2.2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454" calcext:value-type="float">
            <text:p>2.0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124" calcext:value-type="float">
            <text:p>2.00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86" calcext:value-type="float">
            <text:p>2.18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34285714286" calcext:value-type="float">
            <text:p>1.872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504" calcext:value-type="float">
            <text:p>1.8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208" calcext:value-type="float">
            <text:p>1.7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564" calcext:value-type="float">
            <text:p>1.97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396" calcext:value-type="float">
            <text:p>2.15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592" calcext:value-type="float">
            <text:p>2.3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264" calcext:value-type="float">
            <text:p>2.2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124" calcext:value-type="float">
            <text:p>2.00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284" calcext:value-type="float">
            <text:p>2.01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98285714286" calcext:value-type="float">
            <text:p>2.0399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94" calcext:value-type="float">
            <text:p>1.9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052" calcext:value-type="float">
            <text:p>2.06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312" calcext:value-type="float">
            <text:p>1.8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66" calcext:value-type="float">
            <text:p>1.8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356" calcext:value-type="float">
            <text:p>2.0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436" calcext:value-type="float">
            <text:p>2.09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044" calcext:value-type="float">
            <text:p>2.1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5256" calcext:value-type="float">
            <text:p>2.1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86" calcext:value-type="float">
            <text:p>2.05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50971428571" calcext:value-type="float">
            <text:p>1.9555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348" calcext:value-type="float">
            <text:p>1.76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7" calcext:value-type="float">
            <text:p>1.6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4492" calcext:value-type="float">
            <text:p>1.90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82" calcext:value-type="float">
            <text:p>2.11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892" calcext:value-type="float">
            <text:p>2.31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4204" calcext:value-type="float">
            <text:p>2.3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608" calcext:value-type="float">
            <text:p>2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012" calcext:value-type="float">
            <text:p>2.3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836" calcext:value-type="float">
            <text:p>2.3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21371428571" calcext:value-type="float">
            <text:p>2.2542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484" calcext:value-type="float">
            <text:p>2.09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824" calcext:value-type="float">
            <text:p>1.8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116" calcext:value-type="float">
            <text:p>1.81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254" calcext:value-type="float">
            <text:p>1.2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7604" calcext:value-type="float">
            <text:p>1.6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1" calcext:value-type="float">
            <text:p>1.8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208" calcext:value-type="float">
            <text:p>2.2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456" calcext:value-type="float">
            <text:p>2.2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0496" calcext:value-type="float">
            <text:p>2.1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36914285714" calcext:value-type="float">
            <text:p>2.3003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444" calcext:value-type="float">
            <text:p>2.0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732" calcext:value-type="float">
            <text:p>1.79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2" calcext:value-type="float">
            <text:p>2.0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616" calcext:value-type="float">
            <text:p>2.0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72" calcext:value-type="float">
            <text:p>2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148" calcext:value-type="float">
            <text:p>2.3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06" calcext:value-type="float">
            <text:p>2.3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78171428571" calcext:value-type="float">
            <text:p>2.2267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0156" calcext:value-type="float">
            <text:p>2.0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896" calcext:value-type="float">
            <text:p>1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568" calcext:value-type="float">
            <text:p>2.1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284" calcext:value-type="float">
            <text:p>2.2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476" calcext:value-type="float">
            <text:p>2.15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4" calcext:value-type="float">
            <text:p>2.3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93714285714" calcext:value-type="float">
            <text:p>2.2729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944" calcext:value-type="float">
            <text:p>2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7" calcext:value-type="float">
            <text:p>1.6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008" calcext:value-type="float">
            <text:p>1.3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7" calcext:value-type="float">
            <text:p>1.9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716" calcext:value-type="float">
            <text:p>2.04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28" calcext:value-type="float">
            <text:p>1.9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3" calcext:value-type="float">
            <text:p>1.8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704" calcext:value-type="float">
            <text:p>2.3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836" calcext:value-type="float">
            <text:p>2.24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108" calcext:value-type="float">
            <text:p>2.0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135885714286" calcext:value-type="float">
            <text:p>2.3813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236" calcext:value-type="float">
            <text:p>2.14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7" calcext:value-type="float">
            <text:p>1.9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08" calcext:value-type="float">
            <text:p>1.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564" calcext:value-type="float">
            <text:p>1.71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792" calcext:value-type="float">
            <text:p>1.8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964" calcext:value-type="float">
            <text:p>1.74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47" calcext:value-type="float">
            <text:p>2.0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144" calcext:value-type="float">
            <text:p>2.1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06" calcext:value-type="float">
            <text:p>2.51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95085714286" calcext:value-type="float">
            <text:p>2.5459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972" calcext:value-type="float">
            <text:p>2.0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36" calcext:value-type="float">
            <text:p>1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372" calcext:value-type="float">
            <text:p>2.46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064" calcext:value-type="float">
            <text:p>2.5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716" calcext:value-type="float">
            <text:p>2.5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776" calcext:value-type="float">
            <text:p>2.5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2388" calcext:value-type="float">
            <text:p>2.3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408" calcext:value-type="float">
            <text:p>2.2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02" calcext:value-type="float">
            <text:p>2.31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416" calcext:value-type="float">
            <text:p>2.3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824" calcext:value-type="float">
            <text:p>2.1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228" calcext:value-type="float">
            <text:p>1.95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164" calcext:value-type="float">
            <text:p>2.32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5848" calcext:value-type="float">
            <text:p>2.0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98" calcext:value-type="float">
            <text:p>1.9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428" calcext:value-type="float">
            <text:p>2.15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404" calcext:value-type="float">
            <text:p>2.0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7832" calcext:value-type="float">
            <text:p>1.9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32" calcext:value-type="float">
            <text:p>1.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208" calcext:value-type="float">
            <text:p>1.7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3608" calcext:value-type="float">
            <text:p>1.9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596" calcext:value-type="float">
            <text:p>2.22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99428571429" calcext:value-type="float">
            <text:p>2.4579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784" calcext:value-type="float">
            <text:p>2.3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044" calcext:value-type="float">
            <text:p>2.1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072" calcext:value-type="float">
            <text:p>1.9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424" calcext:value-type="float">
            <text:p>1.7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676" calcext:value-type="float">
            <text:p>1.34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488" calcext:value-type="float">
            <text:p>1.7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34" calcext:value-type="float">
            <text:p>1.7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236" calcext:value-type="float">
            <text:p>2.14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432" calcext:value-type="float">
            <text:p>2.1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832" calcext:value-type="float">
            <text:p>2.2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34628571429" calcext:value-type="float">
            <text:p>2.6073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052" calcext:value-type="float">
            <text:p>2.44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284" calcext:value-type="float">
            <text:p>2.2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468" calcext:value-type="float">
            <text:p>2.2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908" calcext:value-type="float">
            <text:p>2.1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748" calcext:value-type="float">
            <text:p>2.1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46" calcext:value-type="float">
            <text:p>2.1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78971428571" calcext:value-type="float">
            <text:p>2.2907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116" calcext:value-type="float">
            <text:p>2.3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74" calcext:value-type="float">
            <text:p>2.3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716" calcext:value-type="float">
            <text:p>2.5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3424" calcext:value-type="float">
            <text:p>2.5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056" calcext:value-type="float">
            <text:p>2.4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264" calcext:value-type="float">
            <text:p>2.3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54" calcext:value-type="float">
            <text:p>2.28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476" calcext:value-type="float">
            <text:p>2.15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87885714286" calcext:value-type="float">
            <text:p>1.9698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0208" calcext:value-type="float">
            <text:p>1.9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448" calcext:value-type="float">
            <text:p>2.1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41714285714" calcext:value-type="float">
            <text:p>2.3034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26" calcext:value-type="float">
            <text:p>2.3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788" calcext:value-type="float">
            <text:p>2.36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524" calcext:value-type="float">
            <text:p>2.2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488" calcext:value-type="float">
            <text:p>2.1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85371428571" calcext:value-type="float">
            <text:p>1.6598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9232" calcext:value-type="float">
            <text:p>1.8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508" calcext:value-type="float">
            <text:p>1.6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012" calcext:value-type="float">
            <text:p>1.36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864" calcext:value-type="float">
            <text:p>2.0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948" calcext:value-type="float">
            <text:p>2.1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024" calcext:value-type="float">
            <text:p>1.9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88" calcext:value-type="float">
            <text:p>1.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612" calcext:value-type="float">
            <text:p>1.59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024" calcext:value-type="float">
            <text:p>1.5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47314285714" calcext:value-type="float">
            <text:p>1.9894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2672" calcext:value-type="float">
            <text:p>1.9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48" calcext:value-type="float">
            <text:p>2.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53190893310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44" meta:object-count="0"/>
    <meta:user-defined meta:name="AppVersion">3.0</meta:user-defined>
  </office:meta>
</office:document-meta>
</file>